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as-char" svg:width="1.912cm" svg:height="1.057cm" draw:z-index="0"><draw:object xlink:href="./Object 1" xlink:type="simple" xlink:show="embed" xlink:actuate="onLoad"/><draw:image xlink:href="./ObjectReplacements/Object 1" xlink:type="simple" xlink:show="embed" xlink:actuate="onLoad"/></draw:frame>Relación empírica de la constante G con la densidad de materia a la distancia d</text:p>
      <text:p text:style-name="Standard"><draw:frame draw:style-name="fr1" draw:name="Objeto2" text:anchor-type="as-char" svg:width="4.142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Proporción esférica de la constante G</text:p>
      <text:p text:style-name="Standard"><draw:frame draw:style-name="fr1" draw:name="Objeto3" text:anchor-type="as-char" svg:width="5.151cm" svg:height="1.589cm" draw:z-index="2"><draw:object xlink:href="./Object 3" xlink:type="simple" xlink:show="embed" xlink:actuate="onLoad"/><draw:image xlink:href="./ObjectReplacements/Object 3" xlink:type="simple" xlink:show="embed" xlink:actuate="onLoad"/></draw:frame>Aplicación de lo anterior</text:p>
      <text:p text:style-name="Standard"/>
      <text:p text:style-name="Standard"><draw:frame draw:style-name="fr1" draw:name="Objeto4" text:anchor-type="as-char" svg:width="4.314cm" svg:height="1.08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Otra posible relación esférica de G</text:p>
      <text:p text:style-name="Standard"><draw:frame draw:style-name="fr1" draw:name="Objeto5" text:anchor-type="as-char" svg:width="9.895cm" svg:height="1.59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Aplicación de lo anterior</text:p>
      <text:p text:style-name="Standard"/>
      <text:p text:style-name="Standard"><draw:frame draw:style-name="fr1" draw:name="Objeto6" text:anchor-type="as-char" svg:width="8.079cm" svg:height="1.05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Relación entre período y aceleración centrípeta</text:p>
      <text:p text:style-name="Standard"/>
      <text:p text:style-name="Standard"><draw:frame draw:style-name="fr1" draw:name="Objeto7" text:anchor-type="as-char" svg:width="11.326cm" svg:height="1.71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opción 2</text:p>
      <text:p text:style-name="Standard"/>
      <text:p text:style-name="Standard"><draw:frame draw:style-name="fr2" draw:name="Objeto8" text:anchor-type="as-char" svg:y="0cm" svg:width="13.748cm" svg:height="1.65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P1">La constante de gravitación G equivale a:</text:p>
      <text:p text:style-name="Standard"><draw:frame draw:style-name="fr1" draw:name="Objeto9" text:anchor-type="as-char" svg:width="2.535cm" svg:height="1.11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Standard"/>
      <text:p text:style-name="Standard">Podríamos decir que <text:span text:style-name="T1">a</text:span><text:span text:style-name="T2"> vale 6,67e-11 m/s y que b vale la unidad.</text:span></text:p>
      <text:p text:style-name="Standard"><text:span text:style-name="T2"><draw:frame draw:style-name="fr1" draw:name="Objeto10" text:anchor-type="as-char" svg:width="4.032cm" svg:height="1.118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Standard"><text:span text:style-name="T2"/></text:p>
      <text:p text:style-name="Standard"><text:span text:style-name="T2">Aunque también podemos decir, numéricamente, que </text:span><text:span text:style-name="T1">a</text:span><text:span text:style-name="T2"> tiene el valor de la raíz cúbica del valor de G y que </text:span><text:span text:style-name="T1">b</text:span><text:span text:style-name="T2"> tiene el valor de </text:span><text:span text:style-name="T1">a</text:span><text:span text:style-name="T2"> al cuadrado:</text:span></text:p>
      <text:p text:style-name="Standard"><text:span text:style-name="T2"><draw:frame draw:style-name="fr1" draw:name="Objeto11" text:anchor-type="as-char" svg:width="6.182cm" svg:height="1.118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shedfrere Lionline Pax</meta:initial-creator>
    <meta:creation-date>2010-12-24T00:50:22.73</meta:creation-date>
    <dc:date>2010-12-31T01:03:29.96</dc:date>
    <dc:creator>Washedfrere Lionline Pax</dc:creator>
    <meta:editing-duration>PT01H31M32S</meta:editing-duration>
    <meta:editing-cycles>2</meta:editing-cycles>
    <meta:generator>OpenOffice.org/3.2$Win32 OpenOffice.org_project/320m18$Build-9502</meta:generator>
    <meta:document-statistic meta:table-count="0" meta:image-count="0" meta:object-count="11" meta:page-count="2" meta:paragraph-count="14" meta:word-count="91" meta:character-count="510"/>
  </office:meta>
</office:document-meta>
</file>

<file path=Object 1/content.xml><?xml version="1.0" encoding="utf-8"?>
<math xmlns="http://www.w3.org/1998/Math/MathML">
  <semantics>
    <mrow>
      <mfrac>
        <mrow>
          <mn>3</mn>
          <mi mathvariant="normal">⋅</mi>
          <mo stretchy="false">π</mo>
        </mrow>
        <mrow>
          <mi>G</mi>
          <mi mathvariant="normal">⋅</mi>
          <msup>
            <mi>T</mi>
            <mn>2</mn>
          </msup>
        </mrow>
      </mfrac>
      <mi mathvariant="normal">=</mi>
      <msub>
        <mo stretchy="false">ρ</mo>
        <mi>d</mi>
      </msub>
    </mrow>
    <annotation encoding="StarMath 5.0">3 cdot %pi over {G cdot T^2} = %rho sub d</annotation>
  </semantics>
</math>
</file>

<file path=Object 10/content.xml><?xml version="1.0" encoding="utf-8"?>
<math xmlns="http://www.w3.org/1998/Math/MathML">
  <semantics>
    <mrow>
      <mrow>
        <mi>G</mi>
        <mi mathvariant="normal">=</mi>
        <mrow>
          <mn>6,76</mn>
          <mi mathvariant="normal">⋅</mi>
          <msup>
            <mn>10</mn>
            <mrow>
              <mi mathvariant="normal">−</mi>
              <mn>11</mn>
            </mrow>
          </msup>
        </mrow>
      </mrow>
      <mrow>
        <mfrac>
          <mi>m</mi>
          <msup>
            <mi>s</mi>
            <mn>2</mn>
          </msup>
        </mfrac>
        <mi mathvariant="normal">⋅</mi>
        <mn>1</mn>
      </mrow>
      <mfrac>
        <msup>
          <mi>m</mi>
          <mn>2</mn>
        </msup>
        <mi mathvariant="italic">kg</mi>
      </mfrac>
    </mrow>
    <annotation encoding="StarMath 5.0">G = 6,76 cdot 10^{-11}{m over s^2} cdot 1{m^2 over kg}</annotation>
  </semantics>
</math>
</file>

<file path=Object 11/content.xml><?xml version="1.0" encoding="utf-8"?>
<math xmlns="http://www.w3.org/1998/Math/MathML">
  <semantics>
    <mrow>
      <mrow>
        <mi>G</mi>
        <mi mathvariant="normal">=</mi>
        <mrow>
          <mn>4,0555</mn>
          <mi mathvariant="normal">⋅</mi>
          <msup>
            <mn>10</mn>
            <mrow>
              <mi mathvariant="normal">−</mi>
              <mn>4</mn>
            </mrow>
          </msup>
        </mrow>
      </mrow>
      <mrow>
        <mrow>
          <mfrac>
            <mi>m</mi>
            <msup>
              <mi>s</mi>
              <mn>2</mn>
            </msup>
          </mfrac>
          <mi mathvariant="normal">⋅</mi>
          <mn>1,6447</mn>
        </mrow>
        <mi mathvariant="normal">⋅</mi>
        <msup>
          <mn>10</mn>
          <mrow>
            <mi mathvariant="normal">−</mi>
            <mn>7</mn>
          </mrow>
        </msup>
      </mrow>
      <mfrac>
        <msup>
          <mi>m</mi>
          <mn>2</mn>
        </msup>
        <mi mathvariant="italic">kg</mi>
      </mfrac>
    </mrow>
    <annotation encoding="StarMath 5.0">G = 4,0555 cdot 10^{-4}{m over s^2} cdot 1,6447 cdot 10^{-7}{m^2 over kg}</annotation>
  </semantics>
</math>
</file>

<file path=Object 2/content.xml><?xml version="1.0" encoding="utf-8"?>
<math xmlns="http://www.w3.org/1998/Math/MathML">
  <semantics>
    <mrow>
      <mrow>
        <mi>H</mi>
        <mi mathvariant="normal">=</mi>
        <mrow>
          <mrow>
            <mfrac>
              <mn>4</mn>
              <mn>3</mn>
            </mfrac>
            <mi mathvariant="normal">⋅</mi>
            <mo stretchy="false">π</mo>
          </mrow>
          <mi mathvariant="normal">⋅</mi>
          <mi>G</mi>
        </mrow>
      </mrow>
      <mo stretchy="false">→</mo>
      <mrow>
        <mi>G</mi>
        <mi mathvariant="normal">=</mi>
        <mfrac>
          <mrow>
            <mn>3</mn>
            <mi mathvariant="normal">⋅</mi>
            <mi>H</mi>
          </mrow>
          <mrow>
            <mn>4</mn>
            <mi mathvariant="normal">⋅</mi>
            <mo stretchy="false">π</mo>
          </mrow>
        </mfrac>
      </mrow>
    </mrow>
    <annotation encoding="StarMath 5.0">H={4 over 3} cdot %pi cdot G rightarrow G= 3 cdot H over {4 cdot %pi}</annotation>
  </semantics>
</math>
</file>

<file path=Object 3/content.xml><?xml version="1.0" encoding="utf-8"?>
<math xmlns="http://www.w3.org/1998/Math/MathML">
  <semantics>
    <mrow>
      <mrow>
        <mfrac>
          <mrow>
            <mn>3</mn>
            <mi mathvariant="normal">⋅</mi>
            <mo stretchy="false">π</mo>
          </mrow>
          <mrow>
            <mrow>
              <mfrac>
                <mn>3</mn>
                <mrow>
                  <mn>4</mn>
                  <mi mathvariant="normal">⋅</mi>
                  <mo stretchy="false">π</mo>
                </mrow>
              </mfrac>
              <mi mathvariant="normal">⋅</mi>
              <mi>H</mi>
            </mrow>
            <mi mathvariant="normal">⋅</mi>
            <msup>
              <mi>T</mi>
              <mn>2</mn>
            </msup>
          </mrow>
        </mfrac>
        <mi mathvariant="normal">=</mi>
        <msub>
          <mo stretchy="false">ρ</mo>
          <mi>d</mi>
        </msub>
      </mrow>
      <mo stretchy="false">→</mo>
      <mrow>
        <mfrac>
          <mrow>
            <mn>4</mn>
            <mi mathvariant="normal">⋅</mi>
            <msup>
              <mo stretchy="false">π</mo>
              <mn>2</mn>
            </msup>
          </mrow>
          <mrow>
            <mi>H</mi>
            <mi mathvariant="normal">⋅</mi>
            <msup>
              <mi>T</mi>
              <mn>2</mn>
            </msup>
          </mrow>
        </mfrac>
        <mi mathvariant="normal">=</mi>
        <msub>
          <mo stretchy="false">ρ</mo>
          <mi>d</mi>
        </msub>
      </mrow>
    </mrow>
    <annotation encoding="StarMath 5.0">3 cdot %pi over {{{3 over {4 cdot %pi}} cdot H} cdot T^2} = %rho sub d rightarrow {4 cdot %pi^2} over {H cdot T^2}=%rho sub d</annotation>
  </semantics>
</math>
</file>

<file path=Object 4/content.xml><?xml version="1.0" encoding="utf-8"?>
<math xmlns="http://www.w3.org/1998/Math/MathML">
  <semantics>
    <mrow>
      <mrow>
        <mi>G</mi>
        <mi mathvariant="normal">=</mi>
        <mrow>
          <mrow>
            <mfrac>
              <mn>4</mn>
              <mn>3</mn>
            </mfrac>
            <mi mathvariant="normal">⋅</mi>
            <mo stretchy="false">π</mo>
          </mrow>
          <mi mathvariant="normal">⋅</mi>
          <msup>
            <mi>J</mi>
            <mn>3</mn>
          </msup>
        </mrow>
      </mrow>
      <mo stretchy="false">→</mo>
      <mrow>
        <mi>J</mi>
        <mi mathvariant="normal">=</mi>
        <mroot>
          <mfrac>
            <mrow>
              <mn>3</mn>
              <mi mathvariant="normal">⋅</mi>
              <mi>G</mi>
            </mrow>
            <mrow>
              <mn>4</mn>
              <mi mathvariant="normal">⋅</mi>
              <mo stretchy="false">π</mo>
            </mrow>
          </mfrac>
          <mn>3</mn>
        </mroot>
      </mrow>
    </mrow>
    <annotation encoding="StarMath 5.0">G={4 over 3} cdot %pi cdot J^3 rightarrow J= nroot {3}{3 cdot G over {4 cdot %pi}}</annotation>
  </semantics>
</math>
</file>

<file path=Object 5/content.xml><?xml version="1.0" encoding="utf-8"?>
<math xmlns="http://www.w3.org/1998/Math/MathML">
  <semantics>
    <mrow>
      <mrow>
        <mfrac>
          <mrow>
            <mn>3</mn>
            <mi mathvariant="normal">⋅</mi>
            <mo stretchy="false">π</mo>
          </mrow>
          <mrow>
            <mrow>
              <mrow>
                <mfrac>
                  <mn>4</mn>
                  <mn>3</mn>
                </mfrac>
                <mi mathvariant="normal">⋅</mi>
                <mo stretchy="false">π</mo>
              </mrow>
              <mi mathvariant="normal">⋅</mi>
              <msup>
                <mi>J</mi>
                <mn>3</mn>
              </msup>
            </mrow>
            <mi mathvariant="normal">⋅</mi>
            <msup>
              <mi>T</mi>
              <mn>2</mn>
            </msup>
          </mrow>
        </mfrac>
        <mi mathvariant="normal">=</mi>
        <msub>
          <mo stretchy="false">ρ</mo>
          <mi>d</mi>
        </msub>
      </mrow>
      <mo stretchy="false">→</mo>
      <mrow>
        <mrow>
          <mfrac>
            <mn>9</mn>
            <mrow>
              <mrow>
                <mn>4</mn>
                <mi mathvariant="normal">⋅</mi>
                <msup>
                  <mi>J</mi>
                  <mn>3</mn>
                </msup>
              </mrow>
              <mi mathvariant="normal">⋅</mi>
              <msup>
                <mi>T</mi>
                <mn>3</mn>
              </msup>
            </mrow>
          </mfrac>
          <mi mathvariant="normal">=</mi>
          <msub>
            <mo stretchy="false">ρ</mo>
            <mi>d</mi>
          </msub>
        </mrow>
        <mi mathvariant="normal">=</mi>
        <mfrac>
          <mi>M</mi>
          <mrow>
            <mrow>
              <mfrac>
                <mn>4</mn>
                <mn>3</mn>
              </mfrac>
              <mi mathvariant="normal">⋅</mi>
              <mo stretchy="false">π</mo>
            </mrow>
            <mi mathvariant="normal">⋅</mi>
            <msup>
              <mi>d</mi>
              <mn>3</mn>
            </msup>
          </mrow>
        </mfrac>
      </mrow>
      <mo stretchy="false">→</mo>
      <mrow>
        <mfrac>
          <mrow>
            <mn>3</mn>
            <mi mathvariant="normal">⋅</mi>
            <mo stretchy="false">π</mo>
          </mrow>
          <mrow>
            <msup>
              <mi>J</mi>
              <mn>3</mn>
            </msup>
            <mi mathvariant="normal">⋅</mi>
            <msup>
              <mi>T</mi>
              <mn>2</mn>
            </msup>
          </mrow>
        </mfrac>
        <mi mathvariant="normal">=</mi>
        <mfrac>
          <msub>
            <mi>M</mi>
            <mi>d</mi>
          </msub>
          <msup>
            <mi>d</mi>
            <mn>3</mn>
          </msup>
        </mfrac>
      </mrow>
    </mrow>
    <annotation encoding="StarMath 5.0">3 cdot %pi over {{{4 over 3} cdot %pi cdot J^3} cdot T^2} = %rho sub d rightarrow 9 over {4 cdot J^3 cdot T^3}=%rho sub d = M over {{4 over 3} cdot %pi cdot d^3} rightarrow 3 cdot %pi over {J^3 cdot T^2} = M sub d over d^3</annotation>
  </semantics>
</math>
</file>

<file path=Object 6/content.xml><?xml version="1.0" encoding="utf-8"?>
<math xmlns="http://www.w3.org/1998/Math/MathML">
  <semantics>
    <mrow>
      <mrow>
        <mrow>
          <mi>T</mi>
          <mi mathvariant="normal">=</mi>
          <mrow>
            <mfrac>
              <mrow>
                <mrow>
                  <mn>2</mn>
                  <mi mathvariant="normal">⋅</mi>
                  <mo stretchy="false">π</mo>
                </mrow>
                <mi mathvariant="normal">⋅</mi>
                <mi>d</mi>
              </mrow>
              <mi>v</mi>
            </mfrac>
            <mi mathvariant="normal">∧</mi>
            <msup>
              <mi>v</mi>
              <mn>2</mn>
            </msup>
          </mrow>
        </mrow>
        <mi mathvariant="normal">=</mi>
        <mrow>
          <mi>a</mi>
          <mi mathvariant="normal">⋅</mi>
          <mi>d</mi>
        </mrow>
      </mrow>
      <mo stretchy="false">→</mo>
      <mrow>
        <mrow>
          <msup>
            <mi>T</mi>
            <mn>2</mn>
          </msup>
          <mi mathvariant="normal">=</mi>
          <mfrac>
            <mrow>
              <mrow>
                <mn>4</mn>
                <mi mathvariant="normal">⋅</mi>
                <msup>
                  <mo stretchy="false">π</mo>
                  <mn>2</mn>
                </msup>
              </mrow>
              <mi mathvariant="normal">⋅</mi>
              <msup>
                <mi>d</mi>
                <mn>2</mn>
              </msup>
            </mrow>
            <mrow>
              <mi>a</mi>
              <mi mathvariant="normal">⋅</mi>
              <mi>d</mi>
            </mrow>
          </mfrac>
        </mrow>
        <mi mathvariant="normal">=</mi>
        <mfrac>
          <mrow>
            <mrow>
              <mn>4</mn>
              <mi mathvariant="normal">⋅</mi>
              <msup>
                <mo stretchy="false">π</mo>
                <mn>2</mn>
              </msup>
            </mrow>
            <mi mathvariant="normal">⋅</mi>
            <mi>d</mi>
          </mrow>
          <mi>a</mi>
        </mfrac>
      </mrow>
    </mrow>
    <annotation encoding="StarMath 5.0">T = 2 cdot %pi cdot d over v AND v^2 =a cdot d rightarrow T^2=4 cdot %pi^2 cdot d^2 over {a cdot d}= 4 cdot %pi^2 cdot d over a</annotation>
  </semantics>
</math>
</file>

<file path=Object 7/content.xml><?xml version="1.0" encoding="utf-8"?>
<math xmlns="http://www.w3.org/1998/Math/MathML">
  <semantics>
    <mrow>
      <mrow>
        <mrow>
          <mrow>
            <mfrac>
              <msub>
                <mi>M</mi>
                <mi>d</mi>
              </msub>
              <msup>
                <mi>d</mi>
                <mn>3</mn>
              </msup>
            </mfrac>
            <mi mathvariant="normal">=</mi>
            <mfrac>
              <mrow>
                <mn>3</mn>
                <mi mathvariant="normal">⋅</mi>
                <mo stretchy="false">π</mo>
              </mrow>
              <mrow>
                <msup>
                  <mi>J</mi>
                  <mn>3</mn>
                </msup>
                <mi mathvariant="normal">⋅</mi>
                <msup>
                  <mi>T</mi>
                  <mn>2</mn>
                </msup>
              </mrow>
            </mfrac>
          </mrow>
          <mi mathvariant="normal">=</mi>
          <mfrac>
            <mrow>
              <mn>3</mn>
              <mi mathvariant="normal">⋅</mi>
              <mo stretchy="false">π</mo>
            </mrow>
            <mrow>
              <msup>
                <mi>J</mi>
                <mn>3</mn>
              </msup>
              <mi mathvariant="normal">⋅</mi>
              <mfrac>
                <mrow>
                  <mrow>
                    <mn>4</mn>
                    <mi mathvariant="normal">⋅</mi>
                    <msup>
                      <mo stretchy="false">π</mo>
                      <mn>2</mn>
                    </msup>
                  </mrow>
                  <mi mathvariant="normal">⋅</mi>
                  <mi>d</mi>
                </mrow>
                <mi>a</mi>
              </mfrac>
            </mrow>
          </mfrac>
        </mrow>
        <mi mathvariant="normal">=</mi>
        <mfrac>
          <mrow>
            <mn>3</mn>
            <mi mathvariant="normal">⋅</mi>
            <mi>a</mi>
          </mrow>
          <mrow>
            <mrow>
              <mrow>
                <msup>
                  <mi>J</mi>
                  <mn>3</mn>
                </msup>
                <mi mathvariant="normal">⋅</mi>
                <mn>4</mn>
              </mrow>
              <mi mathvariant="normal">⋅</mi>
              <mo stretchy="false">π</mo>
            </mrow>
            <mi mathvariant="normal">⋅</mi>
            <mi>d</mi>
          </mrow>
        </mfrac>
      </mrow>
      <mo stretchy="false">→</mo>
      <mrow>
        <mrow>
          <mi>a</mi>
          <mi mathvariant="normal">=</mi>
          <mfrac>
            <mrow>
              <mrow>
                <mrow>
                  <msub>
                    <mi>M</mi>
                    <mi>d</mi>
                  </msub>
                  <mi mathvariant="normal">⋅</mi>
                  <msup>
                    <mi>J</mi>
                    <mn>3</mn>
                  </msup>
                </mrow>
                <mi mathvariant="normal">⋅</mi>
                <mn>4</mn>
              </mrow>
              <mi mathvariant="normal">⋅</mi>
              <mo stretchy="false">π</mo>
            </mrow>
            <mrow>
              <mn>3</mn>
              <mi mathvariant="normal">⋅</mi>
              <msup>
                <mi>d</mi>
                <mn>2</mn>
              </msup>
            </mrow>
          </mfrac>
        </mrow>
        <mi mathvariant="normal">=</mi>
        <mfrac>
          <mrow>
            <mi>G</mi>
            <mi mathvariant="normal">⋅</mi>
            <msub>
              <mi>M</mi>
              <mi>d</mi>
            </msub>
          </mrow>
          <msup>
            <mi>d</mi>
            <mn>2</mn>
          </msup>
        </mfrac>
      </mrow>
    </mrow>
    <annotation encoding="StarMath 5.0">M sub d over d^3 = 3 cdot %pi over {J^3 cdot T^2} = 3 cdot %pi over{J^3 cdot {4 cdot %pi^2 cdot d over a}} = 3 cdot a over {J^3 cdot 4 cdot %pi cdot d} rightarrow a= M sub d cdot J^3 cdot 4 cdot %pi over {3 cdot d^2} = G cdot M sub d over d^2</annotation>
  </semantics>
</math>
</file>

<file path=Object 8/content.xml><?xml version="1.0" encoding="utf-8"?>
<math xmlns="http://www.w3.org/1998/Math/MathML">
  <semantics>
    <mrow>
      <mrow>
        <mrow>
          <mrow>
            <msub>
              <mo stretchy="false">ρ</mo>
              <mi>d</mi>
            </msub>
            <mi mathvariant="normal">=</mi>
            <mfrac>
              <mrow>
                <mn>4</mn>
                <mi mathvariant="normal">⋅</mi>
                <msup>
                  <mo stretchy="false">π</mo>
                  <mn>2</mn>
                </msup>
              </mrow>
              <mrow>
                <mi>H</mi>
                <mi mathvariant="normal">⋅</mi>
                <msup>
                  <mi>T</mi>
                  <mn>2</mn>
                </msup>
              </mrow>
            </mfrac>
          </mrow>
          <mi mathvariant="normal">=</mi>
          <mfrac>
            <mrow>
              <mn>4</mn>
              <mi mathvariant="normal">⋅</mi>
              <msup>
                <mo stretchy="false">π</mo>
                <mn>2</mn>
              </msup>
            </mrow>
            <mrow>
              <mi>H</mi>
              <mi mathvariant="normal">⋅</mi>
              <mfrac>
                <mrow>
                  <mrow>
                    <mn>4</mn>
                    <mi mathvariant="normal">⋅</mi>
                    <msup>
                      <mo stretchy="false">π</mo>
                      <mn>2</mn>
                    </msup>
                  </mrow>
                  <mi mathvariant="normal">⋅</mi>
                  <mi>d</mi>
                </mrow>
                <mi>a</mi>
              </mfrac>
            </mrow>
          </mfrac>
        </mrow>
        <mi mathvariant="normal">=</mi>
        <mfrac>
          <mi>a</mi>
          <mrow>
            <mi>H</mi>
            <mi mathvariant="normal">⋅</mi>
            <mi>d</mi>
          </mrow>
        </mfrac>
      </mrow>
      <mo stretchy="false">→</mo>
      <mrow>
        <mrow>
          <mrow>
            <mrow>
              <mi>a</mi>
              <mi mathvariant="normal">=</mi>
              <mrow>
                <mrow>
                  <mi>H</mi>
                  <mi mathvariant="normal">⋅</mi>
                  <mi>d</mi>
                </mrow>
                <mi mathvariant="normal">⋅</mi>
                <msub>
                  <mo stretchy="false">ρ</mo>
                  <mi>d</mi>
                </msub>
              </mrow>
            </mrow>
            <mi mathvariant="normal">=</mi>
            <mfrac>
              <mrow>
                <mrow>
                  <mrow>
                    <mn>3</mn>
                    <mi mathvariant="normal">⋅</mi>
                    <mi>H</mi>
                  </mrow>
                  <mi mathvariant="normal">⋅</mi>
                  <mi>d</mi>
                </mrow>
                <mi mathvariant="normal">⋅</mi>
                <msub>
                  <mi>M</mi>
                  <mi>d</mi>
                </msub>
              </mrow>
              <mrow>
                <mrow>
                  <mn>4</mn>
                  <mi mathvariant="normal">⋅</mi>
                  <mo stretchy="false">π</mo>
                </mrow>
                <mi mathvariant="normal">⋅</mi>
                <msup>
                  <mi>d</mi>
                  <mn>3</mn>
                </msup>
              </mrow>
            </mfrac>
          </mrow>
          <mi mathvariant="normal">=</mi>
          <mfrac>
            <mrow>
              <mrow>
                <mn>3</mn>
                <mi mathvariant="normal">⋅</mi>
                <mi>H</mi>
              </mrow>
              <mi mathvariant="normal">⋅</mi>
              <msub>
                <mi>M</mi>
                <mi>d</mi>
              </msub>
            </mrow>
            <mrow>
              <mrow>
                <mn>4</mn>
                <mi mathvariant="normal">⋅</mi>
                <mo stretchy="false">π</mo>
              </mrow>
              <mi mathvariant="normal">⋅</mi>
              <msup>
                <mi>d</mi>
                <mn>2</mn>
              </msup>
            </mrow>
          </mfrac>
        </mrow>
        <mi mathvariant="normal">=</mi>
        <mfrac>
          <mrow>
            <mi>G</mi>
            <mi mathvariant="normal">⋅</mi>
            <msub>
              <mi>M</mi>
              <mi>d</mi>
            </msub>
          </mrow>
          <msup>
            <mi>d</mi>
            <mn>2</mn>
          </msup>
        </mfrac>
      </mrow>
    </mrow>
    <annotation encoding="StarMath 5.0">%rho sub d={4 cdot %pi^2} over {H cdot T^2}= {4 cdot %pi^2} over {H cdot {4 cdot %pi^2 cdot d over a}} = a over {H cdot d} rightarrow a= H cdot d cdot %rho sub d = 3 cdot H cdot d cdot M sub d over {4 cdot %pi cdot d^3} = 3 cdot H cdot M sub d over {4 cdot %pi cdot d^2} = G cdot M sub d over d^2</annotation>
  </semantics>
</math>
</file>

<file path=Object 9/content.xml><?xml version="1.0" encoding="utf-8"?>
<math xmlns="http://www.w3.org/1998/Math/MathML">
  <semantics>
    <mrow>
      <mrow>
        <mi>G</mi>
        <mi mathvariant="normal">=</mi>
        <mi>a</mi>
      </mrow>
      <mrow>
        <mfrac>
          <mi>m</mi>
          <msup>
            <mi>s</mi>
            <mn>2</mn>
          </msup>
        </mfrac>
        <mi mathvariant="normal">⋅</mi>
        <mi>b</mi>
      </mrow>
      <mfrac>
        <msup>
          <mi>m</mi>
          <mn>2</mn>
        </msup>
        <mi mathvariant="italic">kg</mi>
      </mfrac>
    </mrow>
    <annotation encoding="StarMath 5.0">G = a{m over s^2} cdot b{m^2 over kg}</annotation>
  </semantics>
</math>
</file>